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3"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4"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5"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6"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7"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8"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9" style:family="paragraph" style:parent-style-name="Standard" style:list-style-name="WW8Num6">
      <style:text-properties style:font-name="Trebuchet MS" fo:font-size="11pt" fo:font-weight="bold" style:font-size-asian="11pt" style:font-weight-asian="bold" style:font-size-complex="11pt"/>
    </style:style>
    <style:style style:name="P50" style:family="paragraph" style:parent-style-name="Standard" style:list-style-name="WW8Num4">
      <style:text-properties style:font-name="Trebuchet MS" fo:font-size="11pt" fo:font-weight="bold" style:font-size-asian="11pt" style:font-weight-asian="bold" style:font-size-complex="11pt"/>
    </style:style>
    <style:style style:name="P51" style:family="paragraph" style:parent-style-name="Standard" style:list-style-name="WW8Num3">
      <style:text-properties style:font-name="Trebuchet MS" fo:font-size="11pt" style:font-size-asian="11pt" style:font-size-complex="11pt"/>
    </style:style>
    <style:style style:name="P52"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3"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6" style:family="paragraph" style:parent-style-name="Text_20_body" style:list-style-name="L1">
      <style:paragraph-properties>
        <style:tab-stops>
          <style:tab-stop style:position="6.535cm"/>
        </style:tab-stops>
      </style:paragraph-properties>
    </style:style>
    <style:style style:name="P57"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2145286" text:style-name="WW8Num4">
        <text:list-item>
          <text:p text:style-name="P52">Cosa devo fare</text:p>
        </text:list-item>
      </text:list>
      <text:p text:style-name="P24"/>
      <text:list xml:id="list1874072482" text:style-name="WW8Num6">
        <text:list-item>
          <text:list>
            <text:list-item>
              <text:p text:style-name="P49">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531162848" text:continue-numbering="true" text:style-name="WW8Num6">
        <text:list-item>
          <text:list>
            <text:list-item>
              <text:p text:style-name="P49">Perchè fare</text:p>
            </text:list-item>
          </text:list>
        </text:list-item>
      </text:list>
      <text:p text:style-name="P45"/>
      <text:p text:style-name="P46">http://www.aboutyou.it/reputation-monitoring.html</text:p>
      <text:p text:style-name="P46"/>
      <text:p text:style-name="P3"/>
      <text:p text:style-name="P3"/>
      <text:list xml:id="list707165569" text:continue-numbering="true" text:style-name="WW8Num6">
        <text:list-item>
          <text:list>
            <text:list-item>
              <text:p text:style-name="P49">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879282121" text:continue-numbering="true" text:style-name="WW8Num6">
        <text:list-item>
          <text:list>
            <text:list-item>
              <text:p text:style-name="P49">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672149554" text:continue-numbering="true" text:style-name="WW8Num6">
        <text:list-item>
          <text:list>
            <text:list-item>
              <text:p text:style-name="P49">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61551319" text:continue-numbering="true" text:style-name="WW8Num6">
        <text:list-item>
          <text:list>
            <text:list-item>
              <text:p text:style-name="P49">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386637666" text:continue-numbering="true" text:style-name="WW8Num6">
        <text:list-item>
          <text:list>
            <text:list-item>
              <text:p text:style-name="P49">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1098328460" text:continue-numbering="true" text:style-name="WW8Num6">
        <text:list-item>
          <text:list>
            <text:list-item>
              <text:p text:style-name="P49">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279914971" text:continue-list="list1382145286" text:style-name="WW8Num4">
        <text:list-item>
          <text:p text:style-name="P50">SW esistenti</text:p>
          <text:list>
            <text:list-item>
              <text:p text:style-name="P50">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64433563" text:continue-numbering="true" text:style-name="WW8Num4">
        <text:list-item>
          <text:list>
            <text:list-item>
              <text:p text:style-name="P50">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401190179" text:continue-numbering="true" text:style-name="WW8Num4">
        <text:list-item>
          <text:list>
            <text:list-item>
              <text:p text:style-name="P50">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324915420" text:continue-numbering="true" text:style-name="WW8Num4">
        <text:list-item>
          <text:list>
            <text:list-item>
              <text:p text:style-name="P50">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937560556" text:continue-numbering="true" text:style-name="WW8Num4">
        <text:list-item>
          <text:p text:style-name="P50">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906791118" text:style-name="WW8Num3">
        <text:list-item>
          <text:p text:style-name="P51">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0">div class="testo_articolo_dimensione"&gt; </text:p>
          </table:table-cell>
          <table:table-cell table:style-name="Tabella1.B1" office:value-type="string">
            <text:p text:style-name="P40"/>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lt;div id="fb-like"&gt;&lt;fb:like show_faces="false"&gt;&lt;/fb:like&gt;&lt;/div&gt; </text:p>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7"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677540965" text:style-name="L1">
        <text:list-item>
          <text:p text:style-name="P54">inizializzazzione dello scraper, impostando args a nil</text:p>
        </text:list-item>
        <text:list-item>
          <text:p text:style-name="P56"><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4">filter, che semplicemente filtra I risultati in base ad una blacklist creata in un diverso momento</text:p>
        </text:list-item>
        <text:list-item>
          <text:p text:style-name="P54">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4">indexer, con l'insieme di dati, l'indexer si occupa di inserirli all'interno del DB, con lingua, data di pubblicazione, titolo della pagina, contenuto principale, profile ID se è in blacklist e altro</text:p>
        </text:list-item>
        <text:list-item>
          <text:p text:style-name="P54">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565502019" text:style-name="L2">
        <text:list-item>
          <text:p text:style-name="P57">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RAILS_ENV=staging script/scraper<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
      <text:p text:style-name="P37"/>
      <text:p text:style-name="P37"/>
      <text:h text:style-name="P48" text:outline-level="2">Global setup:</text:h>
      <text:p text:style-name="P42"><text:span text:style-name="T14"><text:s/></text:span><text:span text:style-name="T13">Download and install </text:span><text:a xlink:type="simple" xlink:href="http://git-scm.com/download" office:target-frame-name="_blank" xlink:show="new"><text:span text:style-name="T16">Git</text:span></text:a></text:p>
      <text:p text:style-name="P44"><text:s text:c="2"/><text:span text:style-name="T17">git config --global user.name "Your Name"</text:span></text:p>
      <text:p text:style-name="P44"><text:s text:c="2"/><text:span text:style-name="T17">git config --global user.email technoprime@gmail.com</text:span></text:p>
      <text:p text:style-name="P44"><text:s text:c="8"/></text:p>
      <text:h text:style-name="P43" text:outline-level="2">Next steps:</text:h>
      <text:p text:style-name="P41"><text:s text:c="2"/><text:span text:style-name="T17">mkdir Tirocinio</text:span></text:p>
      <text:p text:style-name="P44"><text:s text:c="2"/><text:span text:style-name="T17">cd Tirocinio</text:span></text:p>
      <text:p text:style-name="P44"><text:s text:c="2"/><text:span text:style-name="T17">git init</text:span></text:p>
      <text:p text:style-name="P44"><text:s text:c="2"/><text:span text:style-name="T17">touch README</text:span></text:p>
      <text:p text:style-name="P44"><text:s text:c="2"/><text:span text:style-name="T17">git add README</text:span></text:p>
      <text:p text:style-name="P44"><text:s text:c="2"/><text:span text:style-name="T17">git commit -m 'first commit'</text:span></text:p>
      <text:p text:style-name="P44"><text:s text:c="2"/><text:span text:style-name="T17">git remote add origin git@github.com:Kingo/Tirocinio.git</text:span></text:p>
      <text:p text:style-name="P44"><text:s text:c="2"/><text:span text:style-name="T17">git push origin master</text:span></text:p>
      <text:p text:style-name="P44"><text:s text:c="6"/></text:p>
      <text:h text:style-name="P43" text:outline-level="2">Existing Git Repo?</text:h>
      <text:p text:style-name="P41"><text:s text:c="2"/><text:span text:style-name="T17">cd existing_git_repo</text:span></text:p>
      <text:p text:style-name="P44"><text:s text:c="2"/><text:span text:style-name="T17">git remote add origin git@github.com:Kingo/Tirocinio.git</text:span></text:p>
      <text:p text:style-name="P44"><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22T09:28:48</dc:date>
    <meta:editing-cycles>191</meta:editing-cycles>
    <meta:editing-duration>PT101H08M07S</meta:editing-duration>
    <meta:generator>OpenOffice.org/3.2$Linux OpenOffice.org_project/320m12$Build-9483</meta:generator>
    <meta:document-statistic meta:table-count="1" meta:image-count="0" meta:object-count="0" meta:page-count="22" meta:paragraph-count="563" meta:word-count="10109" meta:character-count="91950"/>
    <meta:user-defined meta:name="Info 1"/>
    <meta:user-defined meta:name="Info 2"/>
    <meta:user-defined meta:name="Info 3"/>
    <meta:user-defined meta:name="Info 4"/>
  </office:meta>
</office:document-meta>
</file>